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/>
          <table:table-cell office:value-type="string" calcext:value-type="string">
            <text:p>speed in mm/s</text:p>
          </table:table-cell>
          <table:table-cell office:value-type="string" calcext:value-type="string">
            <text:p>Move to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 table:number-columns-repeated="2"/>
          <table:table-cell office:value-type="string" calcext:value-type="string">
            <text:p>set Po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value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table:number-columns-repeated="6"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 style:data-style-name="N2" text:time-value="20:44:50.4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15:17:26.877000000</meta:creation-date>
    <dc:date>2021-09-28T22:27:04.853000000</dc:date>
    <meta:editing-duration>PT7H31M37S</meta:editing-duration>
    <meta:editing-cycles>3</meta:editing-cycles>
    <meta:generator>LibreOffice/6.3.4.2$Windows_X86_64 LibreOffice_project/60da17e045e08f1793c57c00ba83cdfce946d0aa</meta:generator>
    <meta:document-statistic meta:table-count="1" meta:cell-count="329" meta:object-count="0"/>
    <meta:user-defined meta:name="qrichtext">1</meta:user-defined>
  </office:meta>
</office:document-meta>
</file>